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eb33"/>
    </style:style>
    <style:style style:name="P2" style:family="paragraph" style:parent-style-name="Standard">
      <style:text-properties fo:font-size="18pt" officeooo:rsid="001aeb33" style:font-size-asian="18pt" style:font-size-complex="18pt"/>
    </style:style>
    <style:style style:name="P3" style:family="paragraph" style:parent-style-name="Standard">
      <style:text-properties officeooo:rsid="001d34e0" officeooo:paragraph-rsid="001d9485"/>
    </style:style>
    <style:style style:name="P4" style:family="paragraph" style:parent-style-name="Standard">
      <style:text-properties style:font-name="Helvetica Neue1" officeooo:rsid="001f8303" officeooo:paragraph-rsid="001f8303"/>
    </style:style>
    <style:style style:name="P5" style:family="paragraph" style:parent-style-name="Standard">
      <style:text-properties style:font-name="Helvetica Neue1" fo:font-size="14pt" fo:font-weight="bold" officeooo:rsid="001f8303" officeooo:paragraph-rsid="001aeb33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Helvetica Neue1" fo:font-size="14pt" fo:font-weight="bold" officeooo:rsid="00210df4" officeooo:paragraph-rsid="00210df4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Helvetica Neue1" officeooo:rsid="001fe016" officeooo:paragraph-rsid="001fe016"/>
    </style:style>
    <style:style style:name="P8" style:family="paragraph" style:parent-style-name="Standard">
      <style:text-properties style:font-name="Helvetica Neue1" officeooo:rsid="00210df4" officeooo:paragraph-rsid="00210df4"/>
    </style:style>
    <style:style style:name="P9" style:family="paragraph" style:parent-style-name="Standard">
      <style:text-properties style:font-name="Helvetica Neue1" officeooo:rsid="0021527f" officeooo:paragraph-rsid="0021527f"/>
    </style:style>
    <style:style style:name="P10" style:family="paragraph" style:parent-style-name="Standard">
      <style:text-properties style:font-name="Helvetica Neue" fo:font-size="14pt" fo:font-weight="bold" officeooo:rsid="001f8303" officeooo:paragraph-rsid="001f830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Helvetica Neue1" officeooo:rsid="0023b734" officeooo:paragraph-rsid="0023b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demy Hibernate Course</text:p>
      <text:p text:style-name="P1"/>
      <text:p text:style-name="P1"/>
      <text:p text:style-name="P5">EER Diagram</text:p>
      <text:p text:style-name="P4">Database, Reverse Engineer</text:p>
      <text:p text:style-name="P11">print to file</text:p>
      <text:p text:style-name="P11">save as pdf</text:p>
      <text:p text:style-name="P4"/>
      <text:p text:style-name="P6">Data Class:</text:p>
      <text:p text:style-name="P7">Use package:</text:p>
      <text:p text:style-name="P7">com.infiniteskills.data.entities</text:p>
      <text:p text:style-name="P7">Class: User</text:p>
      <text:p text:style-name="P7">Models table finances_user</text:p>
      <text:p text:style-name="P7"/>
      <text:p text:style-name="P8">BIGINT → Long userId;</text:p>
      <text:p text:style-name="P8">DATE → java.util.Date;</text:p>
      <text:p text:style-name="P8"/>
      <text:p text:style-name="P9">Source, Generate getters/setters</text:p>
      <text:p text:style-name="P9"/>
      <text:p text:style-name="P4"/>
      <text:p text:style-name="P10">Useful SQL</text:p>
      <text:p text:style-name="P10"/>
      <text:p text:style-name="P3">select * from ifinances.account_type;</text:p>
      <text:p text:style-name="P3">delete from ifinances.account_type;</text:p>
      <text:p text:style-name="P3"/>
      <text:p text:style-name="P3">select count(*) from ifinances.account_type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24:50.529323000</meta:creation-date>
    <dc:date>2016-03-15T11:28:35.802766000</dc:date>
    <meta:editing-duration>P5DT17H54M37S</meta:editing-duration>
    <meta:editing-cycles>11</meta:editing-cycles>
    <meta:generator>LibreOffice/5.0.2.2$MacOSX_X86_64 LibreOffice_project/ab9e2a14cfa5edd30bd74f156cfba09bfd5be3a0</meta:generator>
    <meta:document-statistic meta:table-count="0" meta:image-count="0" meta:object-count="0" meta:page-count="1" meta:paragraph-count="17" meta:word-count="47" meta:character-count="376" meta:non-whitespace-character-count="346"/>
  </office:meta>
</office:document-meta>
</file>